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42273489249518491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36368418742266784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987022689117860254"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510187770275415771"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308166587394364010"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809917241407129317"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68118744249792715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935811194608312907"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29492097" text:continue-list="list768118744249792715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17135508541781619"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49510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502512"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9488399"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29514659"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508549"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379307520351141232"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16273069023666350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83849826773816947"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514177"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63913935602956798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9647966169762644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9134691229203047737" text:style-name="L15">
        <text:list-item>
          <text:list>
            <text:list-header>
              <text:p text:style-name="P187">1.5 miles averaging about 9:40/mile and rest 1 min</text:p>
            </text:list-header>
          </text:list>
        </text:list-item>
      </text:list>
      <text:p text:style-name="P25">1 mile in 8:26 and rest 2 min</text:p>
      <text:list xml:id="list5073404682233476221"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790826944408562079"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93574"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3917658160488664498"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364854386816262975"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4719042636079935895"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29513768" text:continue-list="list4364854386816262975" text:style-name="L19">
        <text:list-item>
          <text:list>
            <text:list-header>
              <text:p text:style-name="P191">(Pace*HR)=1240</text:p>
            </text:list-header>
          </text:list>
        </text:list-item>
      </text:list>
      <text:list xml:id="list29492754" text:continue-list="list3917658160488664498" text:style-name="L18">
        <text:list-item>
          <text:list>
            <text:list-header>
              <text:p text:style-name="P190">2 miles at 10:46/mile Ave HR= 121 bpm and rest a few minutes</text:p>
            </text:list-header>
          </text:list>
        </text:list-item>
      </text:list>
      <text:list xml:id="list29513037" text:continue-list="list29513768"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29500067"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352069315167083087"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66552761414407557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289243999236064480"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871472273866472842"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854019965074073589"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141450748232674476"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29489111"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505176"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514494860842900238"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49321346595151598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838861589176642144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3920868791045222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90536414296703295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182872814903789632" text:style-name="L32">
        <text:list-item>
          <text:list>
            <text:list-header>
              <text:p text:style-name="P201">0.25 miles in 2:54</text:p>
              <text:p text:style-name="P201">1 mile in 9:21 going faster as I ran and ending at around 8:30 pace</text:p>
            </text:list-header>
          </text:list>
        </text:list-item>
      </text:list>
      <text:list xml:id="list8400382700747841140"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325673508216619539"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421258614926157245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95917571601375746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65780275330906108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889151554069483042"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126821607688568503"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894350040328281646"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1T09:23:32.07</dc:date>
    <dc:creator>James Lombardi</dc:creator>
    <meta:editing-duration>P34DT16H44M53S</meta:editing-duration>
    <meta:editing-cycles>2420</meta:editing-cycles>
    <meta:generator>OpenOffice/4.1.2$Win32 OpenOffice.org_project/412m3$Build-9782</meta:generator>
    <meta:document-statistic meta:table-count="0" meta:image-count="9" meta:object-count="0" meta:page-count="239" meta:paragraph-count="7030" meta:word-count="75478" meta:character-count="386322"/>
  </office:meta>
</office:document-meta>
</file>